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58cm"/>
    </style:style>
    <style:style style:name="co2" style:family="table-column">
      <style:table-column-properties fo:break-before="auto" style:column-width="2.561cm"/>
    </style:style>
    <style:style style:name="co3" style:family="table-column">
      <style:table-column-properties fo:break-before="auto" style:column-width="2.0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6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b"/>
    </style:style>
  </office:automatic-styles>
  <office:body>
    <office:spreadsheet>
      <table:table table:name="Channel 1" table:style-name="ta1">
        <table:shapes>
          <draw:frame draw:z-index="0" draw:style-name="gr1" svg:width="15.999cm" svg:height="8.999cm" svg:x="8.632cm" svg:y="0.389cm">
            <draw:object draw:notify-on-update-of-ranges="'Channel 1'.C3:'Channel 1'.C9 'Channel 1'.B3:'Channel 1'.B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~Temp setting</text:p>
          </table:table-cell>
          <table:table-cell table:style-name="ce1" office:value-type="string" calcext:value-type="string">
            <text:p>Temp. °C</text:p>
          </table:table-cell>
          <table:table-cell table:style-name="ce1" office:value-type="string" calcext:value-type="string">
            <text:p>ADC<text:span text:style-name="T1">read</text:span></text:p>
          </table:table-cell>
          <table:table-cell table:number-columns-repeated="6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4.6" calcext:value-type="float">
            <text:p>104,6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6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6"/>
        </table:table-row>
        <table:table-row table:style-name="ro3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01.2" calcext:value-type="float">
            <text:p>201,2</text:p>
          </table:table-cell>
          <table:table-cell table:style-name="ce2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6"/>
        </table:table-row>
        <table:table-row table:style-name="ro3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1.7" calcext:value-type="float">
            <text:p>301,7</text:p>
          </table:table-cell>
          <table:table-cell table:style-name="ce2" office:value-type="float" office:value="680" calcext:value-type="float">
            <text:p>680</text:p>
          </table:table-cell>
          <table:table-cell table:number-columns-repeated="6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77.5" calcext:value-type="float">
            <text:p>377,5</text:p>
          </table:table-cell>
          <table:table-cell table:style-name="ce3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6"/>
        </table:table-row>
        <table:table-row table:style-name="ro1" table:number-rows-repeated="13">
          <table:table-cell table:number-columns-repeated="9"/>
        </table:table-row>
        <table:table-row table:style-name="ro3">
          <table:table-cell table:number-columns-repeated="3"/>
          <table:table-cell table:style-name="ce4" office:value-type="string" calcext:value-type="string">
            <text:p>Slope =</text:p>
          </table:table-cell>
          <table:table-cell table:style-name="ce6" table:formula="of:=SLOPE([.B3:.B9];[.C3:.C9])" office:value-type="float" office:value="0.375749859389892" calcext:value-type="float">
            <text:p>0,3757498594</text:p>
          </table:table-cell>
          <table:table-cell table:number-columns-repeated="2"/>
          <table:table-cell table:style-name="ce4" office:value-type="string" calcext:value-type="string">
            <text:p>Offset =</text:p>
          </table:table-cell>
          <table:table-cell table:style-name="ce6" table:formula="of:=INTERCEPT([.B3:.B9];[.C3:.C9])" office:value-type="float" office:value="51.7808993466586" calcext:value-type="float">
            <text:p>51,7808993467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1">
            <text:p>Calibration String =</text:p>
          </table:table-cell>
          <table:covered-table-cell table:style-name="ce7"/>
          <table:table-cell table:style-name="ce8" table:formula="of:=CONCATENATE(&quot;:CAL:1:&quot;;ROUND([.E23];10);&quot;,&quot;;ROUND([.I23];10))" office:value-type="string" office:string-value=":CAL:1:0,3757498594,51,7808993467" calcext:value-type="string" table:number-columns-spanned="4" table:number-rows-spanned="1">
            <text:p>:CAL:1:0,3757498594,51,7808993467</text:p>
          </table:table-cell>
          <table:covered-table-cell table:number-columns-repeated="3" table:style-name="ce9"/>
        </table:table-row>
      </table:table>
      <table:table table:name="Channel 2" table:style-name="ta1">
        <table:shapes>
          <draw:frame draw:z-index="0" draw:style-name="gr1" svg:width="15.999cm" svg:height="8.999cm" svg:x="8.593cm" svg:y="0.433cm">
            <draw:object draw:notify-on-update-of-ranges="'Channel 2'.C3:'Channel 2'.C9 'Channel 2'.B3:'Channel 2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~Temp setting</text:p>
          </table:table-cell>
          <table:table-cell table:style-name="ce1" office:value-type="string" calcext:value-type="string">
            <text:p>Temp. °C</text:p>
          </table:table-cell>
          <table:table-cell table:style-name="ce1" office:value-type="string" calcext:value-type="string">
            <text:p>ADC<text:span text:style-name="T1">read</text:span></text:p>
          </table:table-cell>
          <table:table-cell table:number-columns-repeated="6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9" office:value-type="float" office:value="113.1" calcext:value-type="float">
            <text:p>113,1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6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64.2" calcext:value-type="float">
            <text:p>164,2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6"/>
        </table:table-row>
        <table:table-row table:style-name="ro3">
          <table:table-cell table:style-name="ce2" office:value-type="float" office:value="380" calcext:value-type="float">
            <text:p>380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6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7.4" calcext:value-type="float">
            <text:p>247,4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6"/>
        </table:table-row>
        <table:table-row table:style-name="ro3">
          <table:table-cell table:style-name="ce2" office:value-type="float" office:value="680" calcext:value-type="float">
            <text:p>680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680" calcext:value-type="float">
            <text:p>680</text:p>
          </table:table-cell>
          <table:table-cell table:number-columns-repeated="6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77.7" calcext:value-type="float">
            <text:p>377,7</text:p>
          </table:table-cell>
          <table:table-cell table:style-name="ce3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6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Slope =</text:p>
          </table:table-cell>
          <table:table-cell table:style-name="ce6" table:formula="of:=SLOPE([.B3:.B9];[.C3:.C9])" office:value-type="float" office:value="0.361598388160262" calcext:value-type="float">
            <text:p>0,3615983882</text:p>
          </table:table-cell>
          <table:table-cell table:number-columns-repeated="2"/>
          <table:table-cell table:style-name="ce4" office:value-type="string" calcext:value-type="string">
            <text:p>Offset =</text:p>
          </table:table-cell>
          <table:table-cell table:style-name="ce6" table:formula="of:=INTERCEPT([.B3:.B9];[.C3:.C9])" office:value-type="float" office:value="61.9656931894778" calcext:value-type="float">
            <text:p>61,9656931895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1">
            <text:p>Calibration String =</text:p>
          </table:table-cell>
          <table:covered-table-cell table:style-name="ce7"/>
          <table:table-cell table:style-name="ce8" table:formula="of:=CONCATENATE(&quot;:CAL:2:&quot;;ROUND([.E23];10);&quot;,&quot;;ROUND([.I23];10))" office:value-type="string" office:string-value=":CAL:2:0,3615983882,61,9656931895" calcext:value-type="string" table:number-columns-spanned="4" table:number-rows-spanned="1">
            <text:p>:CAL:2:0,3615983882,61,9656931895</text:p>
          </table:table-cell>
          <table:covered-table-cell table:number-columns-repeated="3"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20" number:min-integer-digits="1"/>
    </number:number-style>
    <number:number-style style:name="N109">
      <number:number number:decimal-places="10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 style:data-style-name="N2" text:time-value="08:36:44.384975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5-02-17T17:48:09</meta:creation-date>
    <dc:date>2015-04-05T08:38:10.010000157</dc:date>
    <meta:editing-duration>P2DT1H40M27S</meta:editing-duration>
    <meta:editing-cycles>11</meta:editing-cycles>
    <meta:generator>LibreOffice/4.2.7.2$Linux_X86_64 LibreOffice_project/420m0$Build-2</meta:generator>
    <meta:document-statistic meta:table-count="2" meta:cell-count="60" meta:object-count="2"/>
    <meta:user-defined meta:name="Langue">US</meta:user-defined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e6e6e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6cm" svg:y="3.952cm" style:legend-expansion="high" chart:style-name="ch2"/>
        <chart:plot-area chart:style-name="ch3" table:cell-range-address="'Channel 1'.B3:'Channel 1'.C9" svg:x="0.32cm" svg:y="0.18cm" svg:width="10.92cm" svg:height="8.64cm">
          <chartooo:coordinate-region svg:x="1.127cm" svg:y="0.38cm" svg:width="9.74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annel 1'.B3:'Channel 1'.B9" chart:class="chart:scatter">
            <chart:domain table:cell-range-address="'Channel 1'.C3:'Channel 1'.C9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'Channel 1'.C3:'Channel 1'.C9</svg:desc>
                </draw:g>
              </table:table-cell>
              <table:table-cell office:value-type="float" office:value="104.6">
                <text:p>104.6</text:p>
                <draw:g>
                  <svg:desc>'Channel 1'.B3:'Channel 1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">
                <text:p>380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0">
                <text:p>880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">
                <text:p>999</text:p>
              </table:table-cell>
              <table:table-cell office:value-type="float" office:value="430">
                <text:p>4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e6e6e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6cm" svg:y="3.952cm" style:legend-expansion="high" chart:style-name="ch2"/>
        <chart:plot-area chart:style-name="ch3" table:cell-range-address="'Channel 2'.B3:'Channel 2'.C9" svg:x="0.32cm" svg:y="0.18cm" svg:width="10.92cm" svg:height="8.64cm">
          <chartooo:coordinate-region svg:x="1.127cm" svg:y="0.379cm" svg:width="9.7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annel 2'.B3:'Channel 2'.B9" chart:class="chart:scatter">
            <chart:domain table:cell-range-address="'Channel 2'.C3:'Channel 2'.C9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'Channel 2'.C3:'Channel 2'.C9</svg:desc>
                </draw:g>
              </table:table-cell>
              <table:table-cell office:value-type="float" office:value="113.1">
                <text:p>113.1</text:p>
                <draw:g>
                  <svg:desc>'Channel 2'.B3:'Channel 2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">
                <text:p>3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0">
                <text:p>880</text:p>
              </table:table-cell>
              <table:table-cell office:value-type="float" office:value="377.7">
                <text:p>37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">
                <text:p>999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